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725cm"/>
    </style:style>
    <style:style style:name="co11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3.016cm"/>
    </style:style>
    <style:style style:name="co14" style:family="table-column">
      <style:table-column-properties fo:break-before="auto" style:column-width="2.258cm"/>
    </style:style>
    <style:style style:name="ro10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217cm" fo:break-before="auto" style:use-optimal-row-height="false"/>
    </style:style>
    <style:style style:name="ro6" style:family="table-row">
      <style:table-row-properties style:row-height="1.984cm" fo:break-before="auto" style:use-optimal-row-height="false"/>
    </style:style>
    <style:style style:name="ro7" style:family="table-row">
      <style:table-row-properties style:row-height="2.328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21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4" table:default-cell-style-name="ce12"/>
        <table:table-column table:style-name="co1" table:default-cell-style-name="ce11"/>
        <table:table-column table:style-name="co1" table:default-cell-style-name="ce7"/>
        <table:table-column table:style-name="co1" table:number-columns-repeated="2" table:default-cell-style-name="ce12"/>
        <table:table-column table:style-name="co1" table:default-cell-style-name="ce18"/>
        <table:table-column table:style-name="co1" table:default-cell-style-name="ce11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13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32" table:default-cell-style-name="Default"/>
        <table:table-row table:style-name="ro2">
          <table:table-cell/>
          <table:table-cell table:style-name="ce2" table:number-columns-repeated="3"/>
          <table:table-cell table:style-name="ce13"/>
          <table:table-cell table:style-name="ce2" table:number-columns-repeated="4"/>
          <table:table-cell table:number-columns-repeated="247"/>
        </table:table-row>
        <table:table-row table:style-name="ro3">
          <table:table-cell/>
          <table:table-cell table:style-name="ce3" office:value-type="string" table:number-columns-spanned="7" table:number-rows-spanned="1">
            <text:p>Run Details - /data/nsoontie/MEOPAR/SalishSea/results/tides/</text:p>
          </table:table-cell>
          <table:covered-table-cell table:number-columns-repeated="6" table:style-name="Default"/>
          <table:table-cell table:style-name="ce2"/>
          <table:table-cell table:number-columns-repeated="247"/>
        </table:table-row>
        <table:table-row table:style-name="ro2">
          <table:table-cell/>
          <table:table-cell table:style-name="ce4" table:number-columns-spanned="1" table:number-rows-spanned="2"/>
          <table:table-cell table:style-name="ce9" office:value-type="string" table:number-columns-spanned="1" table:number-rows-spanned="2">
            <text:p>Path</text:p>
          </table:table-cell>
          <table:table-cell table:style-name="ce9" office:value-type="string" table:number-columns-spanned="1" table:number-rows-spanned="2">
            <text:p>Description</text:p>
          </table:table-cell>
          <table:table-cell table:style-name="ce9" office:value-type="string" table:number-columns-spanned="1" table:number-rows-spanned="2">
            <text:p>Run TIme</text:p>
          </table:table-cell>
          <table:table-cell table:style-name="ce9" office:value-type="string" table:number-columns-spanned="1" table:number-rows-spanned="2">
            <text:p>Bottom Friction</text:p>
          </table:table-cell>
          <table:table-cell table:style-name="ce9" office:value-type="string" table:number-columns-spanned="1" table:number-rows-spanned="2">
            <text:p>Viscosity</text:p>
          </table:table-cell>
          <table:table-cell table:style-name="ce9" office:value-type="string" table:number-columns-spanned="1" table:number-rows-spanned="2">
            <text:p>rn_shlat</text:p>
          </table:table-cell>
          <table:table-cell table:style-name="ce9" office:value-type="string" table:number-columns-spanned="1" table:number-rows-spanned="2">
            <text:p>west M2</text:p>
          </table:table-cell>
          <table:table-cell table:style-name="ce9" office:value-type="string" table:number-columns-spanned="1" table:number-rows-spanned="2">
            <text:p>west K1</text:p>
          </table:table-cell>
          <table:table-cell table:style-name="ce9" office:value-type="string" table:number-columns-spanned="1" table:number-rows-spanned="2">
            <text:p>west O1</text:p>
          </table:table-cell>
          <table:table-cell table:style-name="ce9" office:value-type="string" table:number-columns-spanned="1" table:number-rows-spanned="2">
            <text:p>west S2</text:p>
          </table:table-cell>
          <table:table-cell table:style-name="ce9" office:value-type="string" table:number-columns-spanned="1" table:number-rows-spanned="2">
            <text:p>west P1</text:p>
          </table:table-cell>
          <table:table-cell table:style-name="ce9" office:value-type="string" table:number-columns-spanned="1" table:number-rows-spanned="2">
            <text:p>west N2</text:p>
          </table:table-cell>
          <table:table-cell table:style-name="ce9" office:value-type="string" table:number-columns-spanned="1" table:number-rows-spanned="2">
            <text:p>west Q1</text:p>
          </table:table-cell>
          <table:table-cell table:style-name="ce9" office:value-type="string" table:number-columns-spanned="1" table:number-rows-spanned="2">
            <text:p>west K2</text:p>
          </table:table-cell>
          <table:table-cell table:style-name="ce9" office:value-type="string" table:number-columns-spanned="1" table:number-rows-spanned="2">
            <text:p>north M2</text:p>
          </table:table-cell>
          <table:table-cell table:style-name="ce9" office:value-type="string" table:number-columns-spanned="1" table:number-rows-spanned="2">
            <text:p>north K1</text:p>
          </table:table-cell>
          <table:table-cell table:style-name="ce9" office:value-type="string" table:number-columns-spanned="1" table:number-rows-spanned="2">
            <text:p>north O1</text:p>
          </table:table-cell>
          <table:table-cell table:style-name="ce9" office:value-type="string" table:number-columns-spanned="1" table:number-rows-spanned="2">
            <text:p>north S2</text:p>
          </table:table-cell>
          <table:table-cell table:style-name="ce9" office:value-type="string" table:number-columns-spanned="1" table:number-rows-spanned="2">
            <text:p>north P1</text:p>
          </table:table-cell>
          <table:table-cell table:style-name="ce9" office:value-type="string" table:number-columns-spanned="1" table:number-rows-spanned="2">
            <text:p>north N2</text:p>
          </table:table-cell>
          <table:table-cell table:style-name="ce9" office:value-type="string" table:number-columns-spanned="1" table:number-rows-spanned="2">
            <text:p>north Q1</text:p>
          </table:table-cell>
          <table:table-cell table:style-name="ce9" office:value-type="string" table:number-columns-spanned="1" table:number-rows-spanned="2">
            <text:p>north K2</text:p>
          </table:table-cell>
          <table:table-cell table:number-columns-repeated="232"/>
        </table:table-row>
        <table:table-row table:style-name="ro2">
          <table:table-cell/>
          <table:covered-table-cell table:number-columns-repeated="23" table:style-name="Default"/>
          <table:table-cell table:number-columns-repeated="232"/>
        </table:table-row>
        <table:table-row table:style-name="ro4">
          <table:table-cell/>
          <table:table-cell table:style-name="ce4" office:value-type="float" office:value="1">
            <text:p>1</text:p>
          </table:table-cell>
          <table:table-cell table:style-name="ce10" office:value-type="string">
            <text:p>tide_flux_M2K1</text:p>
          </table:table-cell>
          <table:table-cell table:style-name="ce10" office:value-type="string">
            <text:p>original tides at west, flux corrected at north</text:p>
          </table:table-cell>
          <table:table-cell table:style-name="ce14" office:value-type="float" office:value="5">
            <text:p>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table:style-name="ce5" office:value-type="float" office:value="2">
            <text:p>2</text:p>
          </table:table-cell>
          <table:table-cell table:style-name="ce11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5">
            <text:p>5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flux inc</text:p>
          </table:table-cell>
          <table:table-cell office:value-type="string">
            <text:p>flux inc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3">
            <text:p>3</text:p>
          </table:table-cell>
          <table:table-cell table:style-name="ce11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5">
            <text:p>5</text:p>
          </table:table-cell>
          <table:table-cell table:style-name="ce11" office:value-type="float" office:value="0.003">
            <text:p>0.003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4">
            <text:p>4</text:p>
          </table:table-cell>
          <table:table-cell table:style-name="ce11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5">
            <text:p>5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5">
            <text:p>5</text:p>
          </table:table-cell>
          <table:table-cell table:style-name="ce11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5">
            <text:p>5</text:p>
          </table:table-cell>
          <table:table-cell table:style-name="ce11" office:value-type="float" office:value="0.001">
            <text:p>0.001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6">
            <text:p>6</text:p>
          </table:table-cell>
          <table:table-cell table:style-name="ce11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5">
            <text:p>5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Phase -5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6">
          <table:table-cell/>
          <table:table-cell table:style-name="ce5" office:value-type="float" office:value="7">
            <text:p>7</text:p>
          </table:table-cell>
          <table:table-cell table:style-name="ce11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5">
            <text:p>5</text:p>
          </table:table-cell>
          <table:table-cell table:style-name="ce11" office:value-type="float" office:value="0.001">
            <text:p>0.001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table:style-name="ce5" office:value-type="float" office:value="8">
            <text:p>8</text:p>
          </table:table-cell>
          <table:table-cell table:style-name="ce11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5">
            <text:p>5</text:p>
          </table:table-cell>
          <table:table-cell table:style-name="ce11" office:value-type="float" office:value="0.001">
            <text:p>0.001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9">
            <text:p>9</text:p>
          </table:table-cell>
          <table:table-cell office:value-type="string">
            <text:p>tide_slip</text:p>
          </table:table-cell>
          <table:table-cell table:style-name="ce12" office:value-type="string">
            <text:p>above plus closer to free slip BCs</text:p>
          </table:table-cell>
          <table:table-cell table:style-name="ce15" office:value-type="float" office:value="5">
            <text:p>5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0">
            <text:p>10</text:p>
          </table:table-cell>
          <table:table-cell office:value-type="string">
            <text:p>CBase</text:p>
          </table:table-cell>
          <table:table-cell table:style-name="ce12" office:value-type="string">
            <text:p>original, K1 corr, nu=15, orig N tides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1">
            <text:p>11</text:p>
          </table:table-cell>
          <table:table-cell office:value-type="string">
            <text:p>Cd10</text:p>
          </table:table-cell>
          <table:table-cell table:style-name="ce12" office:value-type="string">
            <text:p>CBase and shift M2 vel at west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1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2">
            <text:p>12</text:p>
          </table:table-cell>
          <table:table-cell office:value-type="string">
            <text:p>Cd20</text:p>
          </table:table-cell>
          <table:table-cell table:style-name="ce12" office:value-type="string">
            <text:p>CBase and shift M2 vel at west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2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3">
            <text:p>13</text:p>
          </table:table-cell>
          <table:table-cell office:value-type="string">
            <text:p>Cd30</text:p>
          </table:table-cell>
          <table:table-cell table:style-name="ce12" office:value-type="string">
            <text:p>CBase and shift M2 vel at west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4">
            <text:p>14</text:p>
          </table:table-cell>
          <table:table-cell office:value-type="string">
            <text:p>Cu10</text:p>
          </table:table-cell>
          <table:table-cell table:style-name="ce12" office:value-type="string">
            <text:p>CBase and shift M2 vel at west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1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5">
            <text:p>15</text:p>
          </table:table-cell>
          <table:table-cell office:value-type="string">
            <text:p>Cu20</text:p>
          </table:table-cell>
          <table:table-cell table:style-name="ce12" office:value-type="string">
            <text:p>CBase and shift M2 vel at west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2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6">
            <text:p>16</text:p>
          </table:table-cell>
          <table:table-cell office:value-type="string">
            <text:p>Cu30</text:p>
          </table:table-cell>
          <table:table-cell table:style-name="ce12" office:value-type="string">
            <text:p>CBase and shift M2 vel at west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RC_amp</text:p>
          </table:table-cell>
          <table:table-cell table:style-name="ce12" office:value-type="string">
            <text:p>Cu30 + amp inc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8">
            <text:p>18</text:p>
          </table:table-cell>
          <table:table-cell office:value-type="string">
            <text:p>RC_phase</text:p>
          </table:table-cell>
          <table:table-cell table:style-name="ce12" office:value-type="string">
            <text:p>Cu30 + phase change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RC_both</text:p>
          </table:table-cell>
          <table:table-cell table:style-name="ce12" office:value-type="string">
            <text:p>Cu30 + amp inc and phase change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20">
            <text:p>20</text:p>
          </table:table-cell>
          <table:table-cell office:value-type="string">
            <text:p>Cbase2</text:p>
          </table:table-cell>
          <table:table-cell table:style-name="ce12" office:value-type="string">
            <text:p>CBase with North flux corr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FTN</text:p>
          </table:table-cell>
          <table:table-cell table:style-name="ce12" office:value-type="string">
            <text:p>RC_both + north M2 change, north K1 corr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FTK1</text:p>
          </table:table-cell>
          <table:table-cell table:style-name="ce12" office:value-type="string">
            <text:p>FTN + west K1 change amp/phase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1.61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7">
          <table:table-cell/>
          <table:table-cell office:value-type="float" office:value="23">
            <text:p>23</text:p>
          </table:table-cell>
          <table:table-cell office:value-type="string">
            <text:p>FTK1b</text:p>
          </table:table-cell>
          <table:table-cell table:style-name="ce12" office:value-type="string">
            <text:p>Like CBase2 + north M2 change, west K1 change amp/phase, west 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</table:table-cell>
          <table:table-cell office:value-type="string">
            <text:p>Phase -8.39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8">
          <table:table-cell/>
          <table:table-cell office:value-type="float" office:value="24">
            <text:p>24</text:p>
          </table:table-cell>
          <table:table-cell office:value-type="string">
            <text:p>Flux_RC </text:p>
          </table:table-cell>
          <table:table-cell table:style-name="ce12" office:value-type="string">
            <text:p>inc M2 flux at west, recenter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8">
          <table:table-cell/>
          <table:table-cell office:value-type="float" office:value="25">
            <text:p>25</text:p>
          </table:table-cell>
          <table:table-cell office:value-type="string">
            <text:p>Flux_RC_wO1</text:p>
          </table:table-cell>
          <table:table-cell table:style-name="ce12" office:value-type="string">
            <text:p>Flux_RC + inc O1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8.2</text:p>
            <text:p>Amp -3.4%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8">
          <table:table-cell/>
          <table:table-cell office:value-type="float" office:value="26">
            <text:p>26</text:p>
          </table:table-cell>
          <table:table-cell office:value-type="string">
            <text:p>Flux_RC2_wO1</text:p>
          </table:table-cell>
          <table:table-cell table:style-name="ce12" office:value-type="string">
            <text:p>Flux_RC_wO1 tune M2 west &amp; north</text:p>
          </table:table-cell>
          <table:table-cell table:style-name="ce15"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3.74</text:p>
            <text:p>Amp 0.948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9">
          <table:table-cell/>
          <table:table-cell office:value-type="float" office:value="27">
            <text:p>27</text:p>
          </table:table-cell>
          <table:table-cell office:value-type="string">
            <text:p>CBase_RC_wO1</text:p>
          </table:table-cell>
          <table:table-cell table:style-name="ce12" office:value-type="string">
            <text:p>Like FTK1b, center</text:p>
          </table:table-cell>
          <table:table-cell table:style-name="ce15"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1.69 Amp 1.0793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6">
          <table:table-cell/>
          <table:table-cell office:value-type="float" office:value="28">
            <text:p>28</text:p>
          </table:table-cell>
          <table:table-cell office:value-type="string">
            <text:p>Flux_RC3_wO1</text:p>
          </table:table-cell>
          <table:table-cell table:style-name="ce12" office:value-type="string">
            <text:p>Flux_RC2 further tune west M2, west K1/O1, north K1/O1</text:p>
          </table:table-cell>
          <table:table-cell table:style-name="ce15"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3.99</text:p>
            <text:p>Amp 0.978</text:p>
            <text:p>Flux 1.0224</text:p>
          </table:table-cell>
          <table:table-cell table:style-name="ce21" office:value-type="string">
            <text:p>Phase -8.75</text:p>
            <text:p>Amp 0.933</text:p>
          </table:table-cell>
          <table:table-cell table:style-name="ce21" office:value-type="string">
            <text:p>Phase -8.75</text:p>
            <text:p>Amp 0.933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style-name="ce21" office:value-type="string">
            <text:p>flux corr</text:p>
            <text:p>Amp 0.880</text:p>
            <text:p>Phase 8.12</text:p>
          </table:table-cell>
          <table:table-cell table:style-name="ce21" office:value-type="string">
            <text:p>flux corr</text:p>
            <text:p>Amp 0.880</text:p>
            <text:p>Phase 8.12</text:p>
          </table:table-cell>
          <table:table-cell table:style-name="ce21" table:number-columns-repeated="5"/>
          <table:table-cell table:number-columns-repeated="232"/>
        </table:table-row>
        <table:table-row table:style-name="ro6">
          <table:table-cell/>
          <table:table-cell table:style-name="ce7" office:value-type="float" office:value="29">
            <text:p>29</text:p>
          </table:table-cell>
          <table:table-cell table:style-name="ce11" office:value-type="string">
            <text:p>Flux_RC3_wO1S2</text:p>
          </table:table-cell>
          <table:table-cell office:value-type="string">
            <text:p>Like RC3_wO1 but include S2</text:p>
          </table:table-cell>
          <table:table-cell office:value-type="float" office:value="10">
            <text:p>1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Phase -13.99</text:p>
            <text:p>Amp 0.978</text:p>
            <text:p>Flux 1.0224</text:p>
          </table:table-cell>
          <table:table-cell table:style-name="ce21" office:value-type="string">
            <text:p>Phase -8.75</text:p>
            <text:p>Amp 0.933</text:p>
          </table:table-cell>
          <table:table-cell table:style-name="ce21" office:value-type="string">
            <text:p>Phase -8.75</text:p>
            <text:p>Amp 0.933</text:p>
          </table:table-cell>
          <table:table-cell table:style-name="ce11" office:value-type="string">
            <text:p>Phase -13.99</text:p>
            <text:p>Amp 0.978</text:p>
            <text:p>Flux 1.0224</text:p>
          </table:table-cell>
          <table:table-cell table:number-columns-repeated="4"/>
          <table:table-cell office:value-type="string">
            <text:p>flux corr</text:p>
            <text:p>Phase 2.7</text:p>
            <text:p>Amp 0.925</text:p>
          </table:table-cell>
          <table:table-cell table:style-name="ce21" office:value-type="string">
            <text:p>flux corr</text:p>
            <text:p>Amp 0.880</text:p>
            <text:p>Phase 8.12</text:p>
          </table:table-cell>
          <table:table-cell table:style-name="ce21" office:value-type="string">
            <text:p>flux corr</text:p>
            <text:p>Amp 0.880</text:p>
            <text:p>Phase 8.1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6"/>
        </table:table-row>
        <table:table-row table:style-name="ro6">
          <table:table-cell/>
          <table:table-cell table:style-name="ce7" office:value-type="float" office:value="30">
            <text:p>30</text:p>
          </table:table-cell>
          <table:table-cell table:style-name="ce11" office:value-type="string">
            <text:p>RC4_wO1S2</text:p>
          </table:table-cell>
          <table:table-cell office:value-type="string">
            <text:p>Further fine tuning</text:p>
          </table:table-cell>
          <table:table-cell office:value-type="float" office:value="10">
            <text:p>1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2" office:value-type="string">
            <text:p>Phase -7.83</text:p>
            <text:p>amp 0.925</text:p>
          </table:table-cell>
          <table:table-cell table:style-name="ce22" office:value-type="string">
            <text:p>Phase -7.83+2.1</text:p>
            <text:p>Amp 0.925*0.974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number-columns-repeated="4"/>
          <table:table-cell office:value-type="string">
            <text:p>flux corr</text:p>
            <text:p>Phase 2.7</text:p>
            <text:p>Amp 0.925</text:p>
          </table:table-cell>
          <table:table-cell table:style-name="ce22" office:value-type="string">
            <text:p>flux corr</text:p>
            <text:p>Amp 0.814</text:p>
            <text:p>Phase 12.42</text:p>
          </table:table-cell>
          <table:table-cell table:style-name="ce22" office:value-type="string">
            <text:p>flux corr</text:p>
            <text:p>Amp 0.814</text:p>
            <text:p>Phase 12.42</text:p>
          </table:table-cell>
          <table:table-cell table:style-name="ce24" office:value-type="string">
            <text:p>flux corr</text:p>
            <text:p>Phase 2.7o-17rad</text:p>
            <text:p>Amp 0.925</text:p>
          </table:table-cell>
          <table:table-cell table:style-name="ce24" table:number-columns-repeated="4"/>
          <table:table-cell table:number-columns-repeated="232"/>
        </table:table-row>
        <table:table-row table:style-name="ro6">
          <table:table-cell/>
          <table:table-cell table:style-name="ce7" office:value-type="float" office:value="31">
            <text:p>31</text:p>
          </table:table-cell>
          <table:table-cell table:style-name="ce11" office:value-type="string">
            <text:p>RC4_wO1S2P1N2</text:p>
          </table:table-cell>
          <table:table-cell office:value-type="string">
            <text:p>add another 2 components</text:p>
          </table:table-cell>
          <table:table-cell office:value-type="float" office:value="10">
            <text:p>1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2" office:value-type="string">
            <text:p>Phase -7.83</text:p>
            <text:p>amp 0.925</text:p>
          </table:table-cell>
          <table:table-cell table:style-name="ce22" office:value-type="string">
            <text:p>Phase -7.83+2.1</text:p>
            <text:p>Amp 0.925*0.974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22" office:value-type="string">
            <text:p>Phase -7.83</text:p>
            <text:p>amp 0.925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11" table:number-columns-repeated="2"/>
          <table:table-cell office:value-type="string">
            <text:p>flux corr</text:p>
            <text:p>Phase 2.7</text:p>
            <text:p>Amp 0.925</text:p>
          </table:table-cell>
          <table:table-cell table:style-name="ce22" office:value-type="string">
            <text:p>flux corr</text:p>
            <text:p>Amp 0.814</text:p>
            <text:p>Phase 12.42</text:p>
          </table:table-cell>
          <table:table-cell table:style-name="ce22" office:value-type="string">
            <text:p>flux corr</text:p>
            <text:p>Amp 0.814</text:p>
            <text:p>Phase 12.42</text:p>
          </table:table-cell>
          <table:table-cell table:style-name="ce24" office:value-type="string">
            <text:p>flux corr</text:p>
            <text:p>Phase 2.7o-17rad</text:p>
            <text:p>Amp 0.925</text:p>
          </table:table-cell>
          <table:table-cell table:style-name="ce22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4"/>
        </table:table-row>
        <table:table-row table:style-name="ro6">
          <table:table-cell/>
          <table:table-cell table:style-name="ce7" office:value-type="float" office:value="32">
            <text:p>32</text:p>
          </table:table-cell>
          <table:table-cell table:style-name="ce11" office:value-type="string">
            <text:p>RC4_</text:p>
            <text:p>wO1S2P1N2Q1K2</text:p>
          </table:table-cell>
          <table:table-cell office:value-type="string">
            <text:p>add another 2 components</text:p>
          </table:table-cell>
          <table:table-cell office:value-type="float" office:value="10">
            <text:p>1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2" office:value-type="string">
            <text:p>Phase -7.83</text:p>
            <text:p>amp 0.925</text:p>
          </table:table-cell>
          <table:table-cell table:style-name="ce22" office:value-type="string">
            <text:p>Phase -7.83+2.1</text:p>
            <text:p>Amp 0.925*0.974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22" office:value-type="string">
            <text:p>Phase -7.83</text:p>
            <text:p>amp 0.925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22" office:value-type="string">
            <text:p>Phase -7.83</text:p>
            <text:p>amp 0.925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office:value-type="string">
            <text:p>flux corr</text:p>
            <text:p>Phase 2.7</text:p>
            <text:p>Amp 0.925</text:p>
          </table:table-cell>
          <table:table-cell table:style-name="ce22" office:value-type="string">
            <text:p>flux corr</text:p>
            <text:p>Amp 0.814</text:p>
            <text:p>Phase 12.42</text:p>
          </table:table-cell>
          <table:table-cell table:style-name="ce22" office:value-type="string">
            <text:p>flux corr</text:p>
            <text:p>Amp 0.814</text:p>
            <text:p>Phase 12.42</text:p>
          </table:table-cell>
          <table:table-cell table:style-name="ce24" office:value-type="string">
            <text:p>flux corr</text:p>
            <text:p>Phase 2.7o-17rad</text:p>
            <text:p>Amp 0.925</text:p>
          </table:table-cell>
          <table:table-cell table:style-name="ce22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style-name="ce22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3">
            <text:p>33</text:p>
          </table:table-cell>
          <table:table-cell table:style-name="ce11" office:value-type="string">
            <text:p>RC5</text:p>
          </table:table-cell>
          <table:table-cell office:value-type="string">
            <text:p>Further fine tuning</text:p>
          </table:table-cell>
          <table:table-cell office:value-type="string">
            <text:p>10/10/2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NO CHANGE</text:p>
            <text:p>Phase -13.87</text:p>
            <text:p>Amp 0.971</text:p>
            <text:p>Flux 1.2240</text:p>
          </table:table-cell>
          <table:table-cell table:style-name="ce22" office:value-type="string">
            <text:p>NO CHANGE</text:p>
            <text:p>Phase -7.83</text:p>
            <text:p>amp 0.925</text:p>
          </table:table-cell>
          <table:table-cell table:style-name="ce23" office:value-type="string">
            <text:p>Phase -7.83+3.2</text:p>
            <text:p>Amp 0.925*0.974</text:p>
          </table:table-cell>
          <table:table-cell table:style-name="ce19" office:value-type="string">
            <text:p>Phase -13.87-4.9</text:p>
            <text:p>Amp 0.971*0.94</text:p>
            <text:p>Flux 1.2240</text:p>
          </table:table-cell>
          <table:table-cell table:style-name="ce22" office:value-type="string">
            <text:p>Phase -7.83</text:p>
            <text:p>amp 0.925</text:p>
          </table:table-cell>
          <table:table-cell table:style-name="ce19" office:value-type="string">
            <text:p>Phase -13.87+5</text:p>
            <text:p>Amp 0.971*0.9</text:p>
            <text:p>Flux 1.2240</text:p>
          </table:table-cell>
          <table:table-cell table:style-name="ce22" office:value-type="string">
            <text:p>Phase -7.83</text:p>
            <text:p>amp 0.925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24" office:value-type="string">
            <text:p>NO CHANGE</text:p>
            <text:p>flux corr</text:p>
            <text:p>Phase 2.7</text:p>
            <text:p>Amp 0.925</text:p>
          </table:table-cell>
          <table:table-cell table:style-name="ce23" office:value-type="string">
            <text:p>flux corr</text:p>
            <text:p>Amp 0.792</text:p>
            <text:p>Phase 16.5</text:p>
          </table:table-cell>
          <table:table-cell table:style-name="ce23" office:value-type="string">
            <text:p>flux corr</text:p>
            <text:p>Amp 0.792*1.028</text:p>
            <text:p>Phase 16.5+1.1</text:p>
          </table:table-cell>
          <table:table-cell table:style-name="ce25" office:value-type="string">
            <text:p>flux corr</text:p>
            <text:p>Phase 2.7-17</text:p>
            <text:p>Amp 0.925</text:p>
          </table:table-cell>
          <table:table-cell table:style-name="ce22" office:value-type="string">
            <text:p>flux corr</text:p>
            <text:p>Amp 0.792</text:p>
            <text:p>Phase 16.5</text:p>
          </table:table-cell>
          <table:table-cell table:style-name="ce25" office:value-type="string">
            <text:p>flux corr</text:p>
            <text:p>Phase 2.7-16</text:p>
            <text:p>Amp 0.925*0.9</text:p>
          </table:table-cell>
          <table:table-cell table:style-name="ce22" office:value-type="string">
            <text:p>flux corr</text:p>
            <text:p>Amp 0.792</text:p>
            <text:p>Phase 16.5</text:p>
          </table:table-cell>
          <table:table-cell table:style-name="ce24"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4">
            <text:p>34</text:p>
          </table:table-cell>
          <table:table-cell table:style-name="ce11" office:value-type="string">
            <text:p>RC6</text:p>
          </table:table-cell>
          <table:table-cell office:value-type="string">
            <text:p>Further fine tuning</text:p>
            <text:p>based on all 8</text:p>
            <text:p>components</text:p>
          </table:table-cell>
          <table:table-cell office:value-type="float" office:value="20">
            <text:p>2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4.69</text:p>
            <text:p>Amp 0.958</text:p>
            <text:p>Flux 1.2240</text:p>
          </table:table-cell>
          <table:table-cell table:style-name="ce23" office:value-type="string">
            <text:p>Phase -10.36</text:p>
            <text:p>amp 0.925</text:p>
          </table:table-cell>
          <table:table-cell table:style-name="ce23" office:value-type="string">
            <text:p>Phase -10.36+4.9</text:p>
            <text:p>Amp 0.925</text:p>
          </table:table-cell>
          <table:table-cell table:style-name="ce19" office:value-type="string">
            <text:p>Phase -14.69+4.5</text:p>
            <text:p>Amp 0.958*0.978</text:p>
            <text:p>Flux 1.2240</text:p>
          </table:table-cell>
          <table:table-cell table:style-name="ce22" office:value-type="string">
            <text:p>Phase -10.36</text:p>
            <text:p>amp 0.925</text:p>
          </table:table-cell>
          <table:table-cell table:style-name="ce19" office:value-type="string">
            <text:p>Phase -14.69+1.3</text:p>
            <text:p>Amp 0.958*0.861</text:p>
            <text:p>Flux 1.2240</text:p>
          </table:table-cell>
          <table:table-cell table:style-name="ce23" office:value-type="string">
            <text:p>Phase -10.36+11.3</text:p>
            <text:p>amp 0.925*0.855</text:p>
          </table:table-cell>
          <table:table-cell table:style-name="ce19" office:value-type="string">
            <text:p>Phase -14.69-16.6</text:p>
            <text:p>Amp 0.958*0.620</text:p>
            <text:p>Flux 1.2240</text:p>
          </table:table-cell>
          <table:table-cell table:style-name="ce25" office:value-type="string">
            <text:p>flux corr</text:p>
            <text:p>Phase 0.7</text:p>
            <text:p>Amp 0.935</text:p>
          </table:table-cell>
          <table:table-cell table:style-name="ce23" office:value-type="string">
            <text:p>flux corr</text:p>
            <text:p>Amp 0.860</text:p>
            <text:p>Phase 19.8</text:p>
          </table:table-cell>
          <table:table-cell table:style-name="ce23" office:value-type="string">
            <text:p>flux corr</text:p>
            <text:p>Amp 0.860*0.872</text:p>
            <text:p>Phase 19.8+1.1</text:p>
          </table:table-cell>
          <table:table-cell table:style-name="ce24" office:value-type="string">
            <text:p>flux corr</text:p>
            <text:p>Phase 0.7-17</text:p>
            <text:p>Amp 0.935</text:p>
          </table:table-cell>
          <table:table-cell table:style-name="ce23" office:value-type="string">
            <text:p>flux corr</text:p>
            <text:p>Amp 0.860</text:p>
            <text:p>Phase 19.8-19.2</text:p>
          </table:table-cell>
          <table:table-cell table:style-name="ce25" office:value-type="string">
            <text:p>flux corr</text:p>
            <text:p>Phase 0.7+7.3</text:p>
            <text:p>Amp 0.935*0.978</text:p>
          </table:table-cell>
          <table:table-cell table:style-name="ce23" office:value-type="string">
            <text:p>flux corr</text:p>
            <text:p>Amp 0.860*0.858</text:p>
            <text:p>Phase 19.8-3.5</text:p>
          </table:table-cell>
          <table:table-cell table:style-name="ce25" office:value-type="string">
            <text:p>flux corr</text:p>
            <text:p>Phase 0.7</text:p>
            <text:p>Amp 0.935*0.5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5">
            <text:p>35</text:p>
          </table:table-cell>
          <table:table-cell table:style-name="ce11" office:value-type="string">
            <text:p>RC7</text:p>
          </table:table-cell>
          <table:table-cell office:value-type="string">
            <text:p>Further fine tuning based on all 8 components</text:p>
          </table:table-cell>
          <table:table-cell office:value-type="float" office:value="20">
            <text:p>2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4.39</text:p>
            <text:p>Amp 0.958</text:p>
            <text:p>Flux 1.2240</text:p>
          </table:table-cell>
          <table:table-cell table:style-name="ce22" office:value-type="string">
            <text:p>Phase -10.36</text:p>
            <text:p>amp 0.925</text:p>
          </table:table-cell>
          <table:table-cell table:style-name="ce22" office:value-type="string">
            <text:p>Phase -10.36+4.9</text:p>
            <text:p>Amp 0.925</text:p>
          </table:table-cell>
          <table:table-cell table:style-name="ce19" office:value-type="string">
            <text:p>Phase -14.39+4.5</text:p>
            <text:p>Amp 0.958*1.19</text:p>
            <text:p>Flux 1.2240</text:p>
          </table:table-cell>
          <table:table-cell table:style-name="ce22" office:value-type="string">
            <text:p>Phase -10.36</text:p>
            <text:p>amp 0.925</text:p>
          </table:table-cell>
          <table:table-cell table:style-name="ce19" office:value-type="string">
            <text:p>Phase -14.39+1.3</text:p>
            <text:p>Amp 0.958*0.827</text:p>
            <text:p>Flux 1.2240</text:p>
          </table:table-cell>
          <table:table-cell table:style-name="ce23" office:value-type="string">
            <text:p>Phase -10.36+13.5</text:p>
            <text:p>amp 0.925*0.855</text:p>
          </table:table-cell>
          <table:table-cell table:style-name="ce19" office:value-type="string">
            <text:p>Phase -14.39-41.9</text:p>
            <text:p>Amp 0.958*0.620</text:p>
            <text:p>Flux 1.2240</text:p>
          </table:table-cell>
          <table:table-cell table:style-name="ce25" office:value-type="string">
            <text:p>flux corr</text:p>
            <text:p>Phase 4.8</text:p>
            <text:p>Amp 0.935</text:p>
          </table:table-cell>
          <table:table-cell table:style-name="ce23" office:value-type="string">
            <text:p>flux corr</text:p>
            <text:p>Amp 0.831</text:p>
            <text:p>Phase 14.8</text:p>
          </table:table-cell>
          <table:table-cell table:style-name="ce23" office:value-type="string">
            <text:p>flux corr</text:p>
            <text:p>Amp 0.831*0.872</text:p>
            <text:p>Phase 14.8-1.1</text:p>
          </table:table-cell>
          <table:table-cell table:style-name="ce25" office:value-type="string">
            <text:p>flux corr</text:p>
            <text:p>Phase 4.8-11.1</text:p>
            <text:p>Amp 0.935</text:p>
          </table:table-cell>
          <table:table-cell table:style-name="ce23" office:value-type="string">
            <text:p>flux corr</text:p>
            <text:p>Amp 0.831*1.27</text:p>
            <text:p>Phase 14.8-19.2</text:p>
          </table:table-cell>
          <table:table-cell table:style-name="ce25" office:value-type="string">
            <text:p>flux corr</text:p>
            <text:p>Phase 4.8+1.3</text:p>
            <text:p>Amp 0.935*1.019</text:p>
          </table:table-cell>
          <table:table-cell table:style-name="ce23" office:value-type="string">
            <text:p>flux corr</text:p>
            <text:p>Amp 0.831*0.915</text:p>
            <text:p>Phase 14.8-6.8</text:p>
          </table:table-cell>
          <table:table-cell table:style-name="ce25" office:value-type="string">
            <text:p>flux corr</text:p>
            <text:p>Phase 4.8</text:p>
            <text:p>Amp 0.935*0.438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6">
            <text:p>36</text:p>
          </table:table-cell>
          <table:table-cell table:style-name="ce11" office:value-type="string">
            <text:p>RC8</text:p>
          </table:table-cell>
          <table:table-cell office:value-type="string">
            <text:p>Further fine tuning based on all 8 components</text:p>
          </table:table-cell>
          <table:table-cell office:value-type="float" office:value="30">
            <text:p>3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4.54</text:p>
            <text:p>Amp 0.958</text:p>
            <text:p>Flux 1.2240</text:p>
          </table:table-cell>
          <table:table-cell table:style-name="ce22" office:value-type="string">
            <text:p>Phase -10.36</text:p>
            <text:p>amp 0.925</text:p>
          </table:table-cell>
          <table:table-cell table:style-name="ce22" office:value-type="string">
            <text:p>Phase -10.36+4.9</text:p>
            <text:p>Amp 0.925</text:p>
          </table:table-cell>
          <table:table-cell table:style-name="ce11" office:value-type="string">
            <text:p>Phase -14.54+4.5</text:p>
            <text:p>Amp 0.958*1.19</text:p>
            <text:p>Flux 1.2240</text:p>
          </table:table-cell>
          <table:table-cell table:style-name="ce22" office:value-type="string">
            <text:p>Phase -10.36</text:p>
            <text:p>amp 0.925</text:p>
          </table:table-cell>
          <table:table-cell table:style-name="ce11" office:value-type="string">
            <text:p>Phase -14.54+1.3</text:p>
            <text:p>Amp 0.958*0.827</text:p>
            <text:p>Flux 1.2240</text:p>
          </table:table-cell>
          <table:table-cell table:style-name="ce22" office:value-type="string">
            <text:p>Phase -10.36+13.5</text:p>
            <text:p>amp 0.925*0.855</text:p>
          </table:table-cell>
          <table:table-cell table:style-name="ce11" office:value-type="string">
            <text:p>Phase -14.54-41.9</text:p>
            <text:p>Amp 0.958*0.620</text:p>
            <text:p>Flux 1.2240</text:p>
          </table:table-cell>
          <table:table-cell table:style-name="ce25" office:value-type="string">
            <text:p>flux corr</text:p>
            <text:p>Phase 4.2</text:p>
            <text:p>Amp 0.935</text:p>
          </table:table-cell>
          <table:table-cell table:style-name="ce23" office:value-type="string">
            <text:p>flux corr</text:p>
            <text:p>Amp 0.831</text:p>
            <text:p>Phase 25</text:p>
          </table:table-cell>
          <table:table-cell table:style-name="ce22" office:value-type="string">
            <text:p>flux corr</text:p>
            <text:p>Amp 0.831*0.872</text:p>
            <text:p>Phase 25-1.1</text:p>
          </table:table-cell>
          <table:table-cell table:style-name="ce24" office:value-type="string">
            <text:p>flux corr</text:p>
            <text:p>Phase 4.2-11.1</text:p>
            <text:p>Amp 0.935</text:p>
          </table:table-cell>
          <table:table-cell table:style-name="ce23" office:value-type="string">
            <text:p>flux corr</text:p>
            <text:p>Amp 0.831*1.35</text:p>
            <text:p>Phase 25-13.2</text:p>
          </table:table-cell>
          <table:table-cell table:style-name="ce25" office:value-type="string">
            <text:p>flux corr</text:p>
            <text:p>Phase 4.2+1.3</text:p>
            <text:p>Amp 0.935*1.01</text:p>
          </table:table-cell>
          <table:table-cell table:style-name="ce22" office:value-type="string">
            <text:p>flux corr</text:p>
            <text:p>Amp 0.831*0.915</text:p>
            <text:p>Phase 25-6.8</text:p>
          </table:table-cell>
          <table:table-cell table:style-name="ce24" office:value-type="string">
            <text:p>flux corr</text:p>
            <text:p>Phase 4.2</text:p>
            <text:p>Amp 0.935*0.438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7">
            <text:p>37</text:p>
          </table:table-cell>
          <table:table-cell table:style-name="ce11" office:value-type="string">
            <text:p>RC9</text:p>
          </table:table-cell>
          <table:table-cell office:value-type="string">
            <text:p>Tuning based on longer runs</text:p>
          </table:table-cell>
          <table:table-cell office:value-type="float" office:value="40">
            <text:p>4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4.84</text:p>
            <text:p>Amp 0.980</text:p>
            <text:p>Flux 1.2240</text:p>
          </table:table-cell>
          <table:table-cell table:style-name="ce23" office:value-type="string">
            <text:p>Phase -8.26</text:p>
            <text:p>Amp 1.004</text:p>
          </table:table-cell>
          <table:table-cell table:style-name="ce23" office:value-type="string">
            <text:p>Phase -8.26+2.6</text:p>
            <text:p>Amp 1.004*0.955</text:p>
          </table:table-cell>
          <table:table-cell table:style-name="ce19" office:value-type="string">
            <text:p>Phase -14.84-8.2</text:p>
            <text:p>Amp 0.980*0.938</text:p>
            <text:p>Flux 1.2240</text:p>
          </table:table-cell>
          <table:table-cell table:style-name="ce23" office:value-type="string">
            <text:p>Phase -8.26-14.3</text:p>
            <text:p>Amp 1.004*1.119</text:p>
          </table:table-cell>
          <table:table-cell table:style-name="ce19" office:value-type="string">
            <text:p>Phase -14.84+1.3</text:p>
            <text:p>Amp 0.980*0.929</text:p>
            <text:p>Flux 1.2240</text:p>
          </table:table-cell>
          <table:table-cell table:style-name="ce23" office:value-type="string">
            <text:p>Phase -8.26+5.8</text:p>
            <text:p>Amp 1.004*0.926</text:p>
          </table:table-cell>
          <table:table-cell table:style-name="ce19" office:value-type="string">
            <text:p>Phase -14.84-1.2</text:p>
            <text:p>Amp 0.980*0.353</text:p>
            <text:p>Flux 1.2240</text:p>
          </table:table-cell>
          <table:table-cell table:style-name="ce25" office:value-type="string">
            <text:p>flux corr</text:p>
            <text:p>Phase 3.1</text:p>
            <text:p>Amp 0.917</text:p>
          </table:table-cell>
          <table:table-cell table:style-name="ce23" office:value-type="string">
            <text:p>flux corr</text:p>
            <text:p>Amp 0.734</text:p>
            <text:p>Phase 30.2</text:p>
          </table:table-cell>
          <table:table-cell table:style-name="ce23" office:value-type="string">
            <text:p>flux corr</text:p>
            <text:p>Amp 0.734*0.956</text:p>
            <text:p>Phase 30.2-2.3</text:p>
          </table:table-cell>
          <table:table-cell table:style-name="ce25" office:value-type="string">
            <text:p>flux corr</text:p>
            <text:p>Phase 3.1+3.6</text:p>
            <text:p>Amp 0.917*.967</text:p>
          </table:table-cell>
          <table:table-cell table:style-name="ce23" office:value-type="string">
            <text:p>flux corr</text:p>
            <text:p>Amp 0.734*1.28</text:p>
            <text:p>Phase 30.2+5</text:p>
          </table:table-cell>
          <table:table-cell table:style-name="ce25" office:value-type="string">
            <text:p>flux corr</text:p>
            <text:p>Phase 3.1-1.9</text:p>
            <text:p>Amp 0.917*0.946</text:p>
          </table:table-cell>
          <table:table-cell table:style-name="ce23" office:value-type="string">
            <text:p>flux corr</text:p>
            <text:p>Amp 0.734*1.039</text:p>
            <text:p>Phase 30.2-4.7</text:p>
          </table:table-cell>
          <table:table-cell table:style-name="ce25" office:value-type="string">
            <text:p>flux corr</text:p>
            <text:p>Phase 3.1</text:p>
            <text:p>Amp 0.917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8">
            <text:p>38</text:p>
          </table:table-cell>
          <table:table-cell table:style-name="ce11" office:value-type="string">
            <text:p>RC10</text:p>
          </table:table-cell>
          <table:table-cell office:value-type="string">
            <text:p>Tuning based on longer runs</text:p>
          </table:table-cell>
          <table:table-cell office:value-type="float" office:value="40">
            <text:p>4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5.44</text:p>
            <text:p>Amp 0.991</text:p>
            <text:p>Flux 1.2240</text:p>
          </table:table-cell>
          <table:table-cell table:style-name="ce23" office:value-type="string">
            <text:p>Phase -8.26</text:p>
            <text:p>Amp 0.968</text:p>
          </table:table-cell>
          <table:table-cell table:style-name="ce23" office:value-type="string">
            <text:p>Phase -8.26+2.6</text:p>
            <text:p>Amp 0.968*0.979</text:p>
          </table:table-cell>
          <table:table-cell table:style-name="ce19" office:value-type="string">
            <text:p>Phase -15.44-4.7</text:p>
            <text:p>Amp 0.991*0.954</text:p>
            <text:p>Flux 1.2240</text:p>
          </table:table-cell>
          <table:table-cell table:style-name="ce23" office:value-type="string">
            <text:p>Phase -8.26-7.7</text:p>
            <text:p>Amp 0.968*1.119</text:p>
          </table:table-cell>
          <table:table-cell table:style-name="ce19" office:value-type="string">
            <text:p>Phase -15.44+1.3</text:p>
            <text:p>Amp 0.991*0.961</text:p>
            <text:p>Flux 1.2240</text:p>
          </table:table-cell>
          <table:table-cell table:style-name="ce22" office:value-type="string">
            <text:p>Phase -8.26+5.8</text:p>
            <text:p>Amp 0.968*0.926</text:p>
          </table:table-cell>
          <table:table-cell table:style-name="ce19" office:value-type="string">
            <text:p>Phase -15.44+27.1</text:p>
            <text:p>Amp 0.991*0.374</text:p>
            <text:p>Flux 1.2240</text:p>
          </table:table-cell>
          <table:table-cell table:style-name="ce25" office:value-type="string">
            <text:p>flux corr</text:p>
            <text:p>Phase 2.5</text:p>
            <text:p>Amp 0.912</text:p>
          </table:table-cell>
          <table:table-cell table:style-name="ce23" office:value-type="string">
            <text:p>flux corr</text:p>
            <text:p>Amp 0.690</text:p>
            <text:p>Phase 29.7</text:p>
          </table:table-cell>
          <table:table-cell table:style-name="ce23" office:value-type="string">
            <text:p>flux corr</text:p>
            <text:p>Amp 0.690*0.973</text:p>
            <text:p>Phase 29.7-1.3</text:p>
          </table:table-cell>
          <table:table-cell table:style-name="ce25" office:value-type="string">
            <text:p>flux corr</text:p>
            <text:p>Phase 2.5-2.9</text:p>
            <text:p>Amp 0.912*.967</text:p>
          </table:table-cell>
          <table:table-cell table:style-name="ce23" office:value-type="string">
            <text:p>flux corr</text:p>
            <text:p>Amp 0.690*1.21</text:p>
            <text:p>Phase 29.7+6.9</text:p>
          </table:table-cell>
          <table:table-cell table:style-name="ce25" office:value-type="string">
            <text:p>flux corr</text:p>
            <text:p>Phase 2.5-4.4</text:p>
            <text:p>Amp 0.912*0.968</text:p>
          </table:table-cell>
          <table:table-cell table:style-name="ce23" office:value-type="string">
            <text:p>flux corr</text:p>
            <text:p>Amp 0.690*1.039</text:p>
            <text:p>Phase 29.7-2.6</text:p>
          </table:table-cell>
          <table:table-cell table:style-name="ce25" office:value-type="string">
            <text:p>flux corr</text:p>
            <text:p>Phase 2.5+7.6</text:p>
            <text:p>Amp 0.912*0.896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9">
            <text:p>39</text:p>
          </table:table-cell>
          <table:table-cell table:style-name="ce11" office:value-type="string">
            <text:p>RC11</text:p>
          </table:table-cell>
          <table:table-cell office:value-type="string">
            <text:p>Tuning based on longer runs</text:p>
          </table:table-cell>
          <table:table-cell office:value-type="float" office:value="40">
            <text:p>4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5.02</text:p>
            <text:p>Amp 0.991</text:p>
            <text:p>Flux 1.2240</text:p>
          </table:table-cell>
          <table:table-cell table:style-name="ce23" office:value-type="string">
            <text:p>Phase -8.26</text:p>
            <text:p>Amp 0.954</text:p>
          </table:table-cell>
          <table:table-cell table:style-name="ce23" office:value-type="string">
            <text:p>Phase -8.26+3.6</text:p>
            <text:p>Amp 0.954*0.989</text:p>
          </table:table-cell>
          <table:table-cell table:style-name="ce19" office:value-type="string">
            <text:p>Phase -15.02-2</text:p>
            <text:p>Amp 0.991*0.954</text:p>
            <text:p>Flux 1.2240</text:p>
          </table:table-cell>
          <table:table-cell table:style-name="ce23" office:value-type="string">
            <text:p>Phase -8.26-2.3</text:p>
            <text:p>Amp 0.954*1.119</text:p>
          </table:table-cell>
          <table:table-cell table:style-name="ce19" office:value-type="string">
            <text:p>Phase -15.02+1.3</text:p>
            <text:p>Amp 0.991*0.951</text:p>
            <text:p>Flux 1.2240</text:p>
          </table:table-cell>
          <table:table-cell table:style-name="ce22" office:value-type="string">
            <text:p>Phase -8.26+5.8</text:p>
            <text:p>Amp 0.954*0.926</text:p>
          </table:table-cell>
          <table:table-cell table:style-name="ce19" office:value-type="string">
            <text:p>Phase -15.02+27.1</text:p>
            <text:p>Amp 0.991*0.395</text:p>
            <text:p>Flux 1.2240</text:p>
          </table:table-cell>
          <table:table-cell table:style-name="ce25" office:value-type="string">
            <text:p>flux corr</text:p>
            <text:p>Phase 3.6</text:p>
            <text:p>Amp 0.922</text:p>
          </table:table-cell>
          <table:table-cell table:style-name="ce23" office:value-type="string">
            <text:p>flux corr</text:p>
            <text:p>Amp 0.701</text:p>
            <text:p>Phase 29.3</text:p>
          </table:table-cell>
          <table:table-cell table:style-name="ce23" office:value-type="string">
            <text:p>flux corr</text:p>
            <text:p>Amp 0.701*0.967</text:p>
            <text:p>Phase 29.3-1.1</text:p>
          </table:table-cell>
          <table:table-cell table:style-name="ce25" office:value-type="string">
            <text:p>flux corr</text:p>
            <text:p>Phase 3.6-6.8</text:p>
            <text:p>Amp 0.922*.967</text:p>
          </table:table-cell>
          <table:table-cell table:style-name="ce23" office:value-type="string">
            <text:p>flux corr</text:p>
            <text:p>Amp 0.701*1.083</text:p>
            <text:p>Phase 29.3+6.0</text:p>
          </table:table-cell>
          <table:table-cell table:style-name="ce25" office:value-type="string">
            <text:p>flux corr</text:p>
            <text:p>Phase 3.6-3</text:p>
            <text:p>Amp 0.922*0.997</text:p>
          </table:table-cell>
          <table:table-cell table:style-name="ce23" office:value-type="string">
            <text:p>flux corr</text:p>
            <text:p>Amp 0.701*1.039</text:p>
            <text:p>Phase 29.3+1.8</text:p>
          </table:table-cell>
          <table:table-cell table:style-name="ce25" office:value-type="string">
            <text:p>flux corr</text:p>
            <text:p>Phase 3.6+7.6</text:p>
            <text:p>Amp 0.922*0.846</text:p>
          </table:table-cell>
          <table:table-cell table:number-columns-repeated="232"/>
        </table:table-row>
        <table:table-row table:style-name="ro11">
          <table:table-cell table:style-name="Default"/>
          <table:table-cell table:style-name="ce8" office:value-type="float" office:value="40">
            <text:p>40</text:p>
          </table:table-cell>
          <table:table-cell table:style-name="Default" office:value-type="string">
            <text:p>RC12</text:p>
          </table:table-cell>
          <table:table-cell office:value-type="string">
            <text:p>Tuning based on longer runs</text:p>
          </table:table-cell>
          <table:table-cell office:value-type="float" office:value="40">
            <text:p>40</text:p>
          </table:table-cell>
          <table:table-cell table:style-name="Default" office:value-type="float" office:value="0.005">
            <text:p>0.00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1">
            <text:p>0.1</text:p>
          </table:table-cell>
          <table:table-cell table:style-name="ce19" office:value-type="string">
            <text:p>Phase -15.08</text:p>
            <text:p>Amp 0.990</text:p>
            <text:p>Flux 1.2240</text:p>
          </table:table-cell>
          <table:table-cell table:style-name="ce22" office:value-type="string">
            <text:p>Phase -8.26</text:p>
            <text:p>Amp 0.954</text:p>
          </table:table-cell>
          <table:table-cell table:style-name="ce23" office:value-type="string">
            <text:p>Phase -8.26+2.2</text:p>
            <text:p>Amp 0.954*1.0</text:p>
          </table:table-cell>
          <table:table-cell table:style-name="ce11" office:value-type="string">
            <text:p>Phase -15.08-2</text:p>
            <text:p>Amp 0.990*0.954</text:p>
            <text:p>Flux 1.2240</text:p>
          </table:table-cell>
          <table:table-cell table:style-name="ce22" office:value-type="string">
            <text:p>Phase -8.26-2.3</text:p>
            <text:p>Amp 0.954*1.119</text:p>
          </table:table-cell>
          <table:table-cell table:style-name="ce11" office:value-type="string">
            <text:p>Phase -15.08+1.3</text:p>
            <text:p>Amp 0.990*0.951</text:p>
            <text:p>Flux 1.2240</text:p>
          </table:table-cell>
          <table:table-cell table:style-name="ce23" office:value-type="string">
            <text:p>Phase -8.26+5.8</text:p>
            <text:p>Amp 0.954*0.938</text:p>
          </table:table-cell>
          <table:table-cell table:style-name="ce19" office:value-type="string">
            <text:p>Phase -15.08+27.1</text:p>
            <text:p>Amp 0.990*0.419</text:p>
            <text:p>Flux 1.2240</text:p>
          </table:table-cell>
          <table:table-cell table:style-name="ce25" office:value-type="string">
            <text:p>flux corr</text:p>
            <text:p>Phase 3.3</text:p>
            <text:p>Amp 0.922</text:p>
          </table:table-cell>
          <table:table-cell table:style-name="ce23" office:value-type="string">
            <text:p>flux corr</text:p>
            <text:p>Amp 0.694</text:p>
            <text:p>Phase 29.3</text:p>
          </table:table-cell>
          <table:table-cell table:style-name="ce23" office:value-type="string">
            <text:p>flux corr</text:p>
            <text:p>Amp 0.694*0.967</text:p>
            <text:p>Phase 29.3-0.3</text:p>
          </table:table-cell>
          <table:table-cell table:style-name="ce25" office:value-type="string">
            <text:p>flux corr</text:p>
            <text:p>Phase 3.3-6.8</text:p>
            <text:p>Amp 0.922*.971</text:p>
          </table:table-cell>
          <table:table-cell table:style-name="ce23" office:value-type="string">
            <text:p>flux corr</text:p>
            <text:p>Amp 0.694*1.048</text:p>
            <text:p>Phase 29.3+5.1</text:p>
          </table:table-cell>
          <table:table-cell table:style-name="ce25" office:value-type="string">
            <text:p>flux corr</text:p>
            <text:p>Phase 3.3-3</text:p>
            <text:p>Amp 0.922*0.994</text:p>
          </table:table-cell>
          <table:table-cell table:style-name="ce23" office:value-type="string">
            <text:p>flux corr</text:p>
            <text:p>Amp 0.694*1.031</text:p>
            <text:p>Phase 29.3+1.8</text:p>
          </table:table-cell>
          <table:table-cell table:style-name="ce24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1">
          <table:table-cell table:style-name="Default"/>
          <table:table-cell table:style-name="ce8" office:value-type="float" office:value="41">
            <text:p>41</text:p>
          </table:table-cell>
          <table:table-cell table:style-name="Default" office:value-type="string">
            <text:p>RC13</text:p>
          </table:table-cell>
          <table:table-cell office:value-type="string">
            <text:p>Tuning based on longer runs</text:p>
          </table:table-cell>
          <table:table-cell office:value-type="float" office:value="40">
            <text:p>40</text:p>
          </table:table-cell>
          <table:table-cell table:style-name="Default" office:value-type="float" office:value="0.005">
            <text:p>0.00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1">
            <text:p>0.1</text:p>
          </table:table-cell>
          <table:table-cell office:value-type="string">
            <text:p>Phase -15.08</text:p>
            <text:p>Amp 0.990</text:p>
            <text:p>Flux 1.2240</text:p>
          </table:table-cell>
          <table:table-cell table:style-name="ce22" office:value-type="string">
            <text:p>Phase -8.26</text:p>
            <text:p>Amp 0.954</text:p>
          </table:table-cell>
          <table:table-cell table:style-name="ce23" office:value-type="string">
            <text:p>Phase -8.26+2.2</text:p>
            <text:p>Amp 0.954*1.024</text:p>
          </table:table-cell>
          <table:table-cell table:style-name="ce11" office:value-type="string">
            <text:p>Phase -15.08-2</text:p>
            <text:p>Amp 0.990*0.954</text:p>
            <text:p>Flux 1.2240</text:p>
          </table:table-cell>
          <table:table-cell table:style-name="ce22" office:value-type="string">
            <text:p>Phase -8.26-2.3</text:p>
            <text:p>Amp 0.954*1.119</text:p>
          </table:table-cell>
          <table:table-cell table:style-name="ce11" office:value-type="string">
            <text:p>Phase -15.08+1.3</text:p>
            <text:p>Amp 0.990*0.951</text:p>
            <text:p>Flux 1.2240</text:p>
          </table:table-cell>
          <table:table-cell table:style-name="ce22" office:value-type="string">
            <text:p>Phase -8.26+5.8</text:p>
            <text:p>Amp 0.954*0.938</text:p>
          </table:table-cell>
          <table:table-cell table:style-name="ce19" office:value-type="string">
            <text:p>Phase -15.08+27.1</text:p>
            <text:p>Amp 0.990*0.443</text:p>
            <text:p>Flux 1.2240</text:p>
          </table:table-cell>
          <table:table-cell table:style-name="ce24" office:value-type="string">
            <text:p>flux corr</text:p>
            <text:p>Phase 3.3</text:p>
            <text:p>Amp 0.922</text:p>
          </table:table-cell>
          <table:table-cell table:style-name="ce23" office:value-type="string">
            <text:p>flux corr</text:p>
            <text:p>Amp 0.706</text:p>
            <text:p>Phase 29.3</text:p>
          </table:table-cell>
          <table:table-cell table:style-name="ce23" office:value-type="string">
            <text:p>flux corr</text:p>
            <text:p>Amp 0.706*0.954</text:p>
            <text:p>Phase 29.3+2</text:p>
          </table:table-cell>
          <table:table-cell table:style-name="ce24" office:value-type="string">
            <text:p>flux corr</text:p>
            <text:p>Phase 3.3-6.8</text:p>
            <text:p>Amp 0.922*.971</text:p>
          </table:table-cell>
          <table:table-cell table:style-name="ce23" office:value-type="string">
            <text:p>flux corr</text:p>
            <text:p>Amp 0.706*1.048</text:p>
            <text:p>Phase 29.3+2.3</text:p>
          </table:table-cell>
          <table:table-cell table:style-name="ce25" office:value-type="string">
            <text:p>flux corr</text:p>
            <text:p>Phase 3.3-3</text:p>
            <text:p>Amp 0.922*0.992</text:p>
          </table:table-cell>
          <table:table-cell table:style-name="ce22" office:value-type="string">
            <text:p>flux corr</text:p>
            <text:p>Amp 0.706*1.031</text:p>
            <text:p>Phase 29.3+1.8</text:p>
          </table:table-cell>
          <table:table-cell table:style-name="ce24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2">
          <table:table-cell table:style-name="Default"/>
          <table:table-cell table:style-name="ce8" office:value-type="float" office:value="41">
            <text:p>41</text:p>
          </table:table-cell>
          <table:table-cell table:style-name="Default" office:value-type="string">
            <text:p>RC13/corr14</text:p>
          </table:table-cell>
          <table:table-cell office:value-type="string">
            <text:p>Tuning based on longer runs</text:p>
          </table:table-cell>
          <table:table-cell office:value-type="float" office:value="40">
            <text:p>40</text:p>
          </table:table-cell>
          <table:table-cell table:style-name="Default" office:value-type="float" office:value="0.005">
            <text:p>0.00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1">
            <text:p>0.1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3" office:value-type="string">
            <text:p>flux corr</text:p>
            <text:p>Amp 0.706*0.942</text:p>
            <text:p>Phase 29.3+2.8</text:p>
          </table:table-cell>
          <table:table-cell table:style-name="ce24" office:value-type="string">
            <text:p>flux corr</text:p>
            <text:p>Phase 3.3-6.8</text:p>
            <text:p>Amp 0.922*.971</text:p>
          </table:table-cell>
          <table:table-cell table:style-name="ce22" office:value-type="string">
            <text:p>flux corr</text:p>
            <text:p>Amp 0.706*1.048</text:p>
            <text:p>Phase 29.3+2.3</text:p>
          </table:table-cell>
          <table:table-cell table:style-name="ce25" office:value-type="string">
            <text:p>flux corr</text:p>
            <text:p>Phase 3.3-3</text:p>
            <text:p>Amp 0.922*0.990</text:p>
          </table:table-cell>
          <table:table-cell table:style-name="ce23" office:value-type="string">
            <text:p>flux corr</text:p>
            <text:p>Amp 0.706*1.031</text:p>
            <text:p>Phase 29.3+0.7</text:p>
          </table:table-cell>
          <table:table-cell table:style-name="ce24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</table:table>
      <table:table table:name="Sheet2" table:style-name="ta2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heet3" table:style-name="ta3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2T12:55:12</dc:date>
    <dc:creator>Susan Allen</dc:creator>
    <meta:editing-duration>P2DT1H52M20S</meta:editing-duration>
    <meta:editing-cycles>7</meta:editing-cycles>
    <meta:generator>LibreOffice/3.5$Linux_X86_64 LibreOffice_project/350m1$Build-2</meta:generator>
    <meta:document-statistic meta:table-count="3" meta:cell-count="641" meta:object-count="0"/>
  </office:meta>
</office:document-meta>
</file>